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Standard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3 примера инкапсуляции ООП php</text:p>
      <text:p text:style-name="Standard">ChatGPT</text:p>
      <text:p text:style-name="P2">ChatGPT</text:p>
      <text:p text:style-name="Text_20_body">Конечно! Вот три примера инкапсуляции в объектно-ориентированном программировании (ООП) на PHP:</text:p>
      <text:list xml:id="list4190632620410932397" text:style-name="L1">
        <text:list-item>
          <text:p text:style-name="P3"><text:span text:style-name="Strong_20_Emphasis">Приватные свойства и методы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Car {</text:span></text:p>
      <text:p text:style-name="Preformatted_20_Text"><text:span text:style-name="Source_20_Text"><text:s text:c="4"/>private $model;</text:span></text:p>
      <text:p text:style-name="Preformatted_20_Text"/>
      <text:p text:style-name="Preformatted_20_Text"><text:span text:style-name="Source_20_Text"><text:s text:c="4"/>public function __construct($model) {</text:span></text:p>
      <text:p text:style-name="Preformatted_20_Text"><text:span text:style-name="Source_20_Text"><text:s text:c="8"/>$this-&gt;model = $mode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function drive() {</text:span></text:p>
      <text:p text:style-name="Preformatted_20_Text"><text:span text:style-name="Source_20_Text"><text:s text:c="8"/>echo "Driving {$this-&gt;model}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start() {</text:span></text:p>
      <text:p text:style-name="Preformatted_20_Text"><text:span text:style-name="Source_20_Text"><text:s text:c="8"/>$this-&gt;drive(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car = new Car("Toyota");</text:span></text:p>
      <text:p text:style-name="P1"><text:span text:style-name="Source_20_Text">$car-&gt;start(); // Невозможно напрямую вызвать метод drive(), так как он приватный.</text:span></text:p>
      <text:list xml:id="list2024128093554035771" text:style-name="L2">
        <text:list-item>
          <text:p text:style-name="P4"><text:span text:style-name="Strong_20_Emphasis">Защищенные свойства и методы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Person {</text:span></text:p>
      <text:p text:style-name="Preformatted_20_Text"><text:span text:style-name="Source_20_Text"><text:s text:c="4"/>protected $name;</text:span></text:p>
      <text:p text:style-name="Preformatted_20_Text"/>
      <text:p text:style-name="Preformatted_20_Text"><text:span text:style-name="Source_20_Text"><text:s text:c="4"/>public function __construct($nam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otected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Student extends Person {</text:span></text:p>
      <text:p text:style-name="Preformatted_20_Text"><text:span text:style-name="Source_20_Text"><text:s text:c="4"/>public function greet() {</text:span></text:p>
      <text:p text:style-name="Preformatted_20_Text"><text:span text:style-name="Source_20_Text"><text:s text:c="8"/>echo "Hello, my name is " . $this-&gt;getName(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student = new Student("John");</text:span></text:p>
      <text:p text:style-name="P1"><text:span text:style-name="Source_20_Text">$student-&gt;greet(); // Мы можем получить доступ к защищенному свойству $name через метод getName().</text:span></text:p>
      <text:list xml:id="list7795533993764288637" text:style-name="L3">
        <text:list-item>
          <text:p text:style-name="P5"><text:span text:style-name="Strong_20_Emphasis">Геттеры и сеттеры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User {</text:span></text:p>
      <text:p text:style-name="Preformatted_20_Text"><text:span text:style-name="Source_20_Text"><text:s text:c="4"/>private $username;</text:span></text:p>
      <text:p text:style-name="Preformatted_20_Text"><text:soft-page-break/></text:p>
      <text:p text:style-name="Preformatted_20_Text"><text:span text:style-name="Source_20_Text"><text:s text:c="4"/>public function setUsername($username) {</text:span></text:p>
      <text:p text:style-name="Preformatted_20_Text"><text:span text:style-name="Source_20_Text"><text:s text:c="8"/>$this-&gt;username = $user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Username() {</text:span></text:p>
      <text:p text:style-name="Preformatted_20_Text"><text:span text:style-name="Source_20_Text"><text:s text:c="8"/>return $this-&gt;user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user = new User();</text:span></text:p>
      <text:p text:style-name="Preformatted_20_Text"><text:span text:style-name="Source_20_Text">$user-&gt;setUsername("john_doe");</text:span></text:p>
      <text:p text:style-name="P1"><text:span text:style-name="Source_20_Text">echo $user-&gt;getUsername(); // Мы можем получить и установить значение приватного свойства $username через открытые методы.</text:span></text:p>
      <text:p text:style-name="Text_20_body">Эти примеры демонстрируют, как инкапсуляция позволяет скрыть детали реализации объекта от внешнего мира и обеспечить доступ к ним только через управляемые интерфейс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22:52</dc:date>
    <meta:document-statistic meta:table-count="0" meta:image-count="0" meta:object-count="0" meta:page-count="2" meta:paragraph-count="56" meta:word-count="205" meta:character-count="1554"/>
    <dc:creator>Dima Wide</dc:creator>
    <meta:user-defined meta:name="Info 1"/>
    <meta:user-defined meta:name="Info 2"/>
    <meta:user-defined meta:name="Info 3"/>
    <meta:user-defined meta:name="Info 4"/>
  </office:meta>
</office:document-meta>
</file>